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style="italic" style:font-style-asian="italic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Use Case Summary for<text:s/>Commands<text:s/>of the Grounded Dutchman System</text:p>
      <text:p text:style-name="P2"/>
      <text:p text:style-name="Standard"><text:span text:style-name="T3">Name:<text:s/></text:span>Abubakar Audu</text:p>
      <text:p text:style-name="Standard"><text:span text:style-name="T4">Team:<text:s/></text:span>The Grounded Dutchman</text:p>
      <text:p text:style-name="Standard"><text:span text:style-name="T5">Date: <text:s/></text:span>4/4/2014</text:p>
      <text:p text:style-name="Standard"/>
      <text:p text:style-name="Standard"><text:span text:style-name="T6">Use Case</text:span>:<text:s/>Commands</text:p>
      <text:p text:style-name="P7"/>
      <text:p text:style-name="Standard"><text:span text:style-name="T8">Summary</text:span>: the system and the train respond to commands from the layout and the dispatcher</text:p>
      <text:p text:style-name="P9"/>
      <text:p text:style-name="Standard"><text:span text:style-name="T10">Actors</text:span>: Dispatcher, Layout</text:p>
      <text:p text:style-name="Standard"/>
      <text:p text:style-name="Standard"><text:span text:style-name="T11">Preconditions</text:span>:<text:s/><text:span text:style-name="T12">The Grounded Dutchman</text:span><text:s/>knows the locations of all of the train(s)</text:p>
      <text:p text:style-name="Standard"/>
      <text:p text:style-name="Standard"><text:span text:style-name="T13">Description</text:span>: the system displays a waiting screen with<text:s/>status of the layout and the train at the dispatcher station. The dispatcher then issues a series of commands to direct the train towards a destination. There are nine commands in total for the layout. Through this commands, the dispatcher can start a train, stop a train, set turnout directions to left or right, reserve and free reservations on blocks, change engineer’s skill level, reinitialize the system and shut down the system.</text:p>
      <text:p text:style-name="P14"/>
      <text:p text:style-name="Standard"><text:span text:style-name="T15">Exceptions</text:span>:</text:p>
      <text:p text:style-name="Standard"><text:span text:style-name="T16">Invalid Commands</text:span>: if the dispatcher enters<text:s/>an invalid command, the<text:s/>system will ignore it and give a warning.</text:p>
      <text:p text:style-name="Standard"/>
      <text:p text:style-name="Standard"><text:span text:style-name="T17">Postconditions</text:span>:</text:p>
      <text:p text:style-name="Standard">The train and the layout correctly respond to dispatcher’s command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bubakar Audu</meta:initial-creator>
    <dc:creator>audua</dc:creator>
    <meta:creation-date>2014-04-04T10:02:00Z</meta:creation-date>
    <dc:date>2014-04-07T00:24:00Z</dc:date>
    <meta:template xlink:href="Normal" xlink:type="simple"/>
    <meta:editing-cycles>3</meta:editing-cycles>
    <meta:editing-duration>PT3780S</meta:editing-duration>
    <meta:document-statistic meta:page-count="1" meta:paragraph-count="2" meta:word-count="156" meta:character-count="1044" meta:row-count="7" meta:non-whitespace-character-count="890"/>
  </office:meta>
</office:document-meta>
</file>